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25-10-09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25-07-10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25-04-14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25-01-21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24-10-21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24-07-02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24-04-0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24-01-2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23-10-17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23-07-20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23-04-12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23-01-23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22-10-13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22-07-21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22-04-12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21-10-2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21-07-21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21-04-26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21-01-2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20-10-13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20-07-22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20-04-07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20-01-13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9-10-08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9-07-10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9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9-01-10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8-10-02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8-07-30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8-04-12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8-01-08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7-10-04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7-07-1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7-04-04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7-01-24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6-10-10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6-07-12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6-04-08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6-01-06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5-10-12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5-07-21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5-07-10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5-04-23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5-01-08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4-10-08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4-07-25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4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4-01-08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3-10-02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3-07-08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3-04-15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3-01-0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2-10-15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2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2-06-11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2-04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1-10-1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11-04-12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08-04-24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06-03-23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05-03-30 2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04-08-26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04-04-13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03-11-08 0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03-08-29 0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03-06-26 0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03-04-25 0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03-02-27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02-12-20 0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02-10-17 0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02-08-16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02-06-10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02-04-23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01-10-25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01-08-16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01-06-14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01-04-17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0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00-12-14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00-10-2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00-08-26 0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00-06-15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00-04-13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2000-02-18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1999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1999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1999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1999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1999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1998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1998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1998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1998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1998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1997-1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1997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1997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1997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1997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1996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803</text:p>
          </table:table-cell>
          <table:table-cell office:value-type="string" calcext:value-type="string">
            <text:p>06S/02W-06ABA</text:p>
          </table:table-cell>
          <table:table-cell office:value-type="string" calcext:value-type="string">
            <text:p>1996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54" meta:object-count="0"/>
    <meta:user-defined meta:name="AppVersion">3.0</meta:user-defined>
  </office:meta>
</office:document-meta>
</file>